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Text_20_body">
      <style:paragraph-properties fo:margin-left="0in" fo:margin-right="0in" fo:text-align="center" style:justify-single-word="false" fo:text-indent="0in" style:auto-text-indent="false" fo:padding="0.0193in" fo:border="0.06pt solid #e3e3e3"/>
    </style:style>
    <style:style style:name="P2" style:family="paragraph" style:parent-style-name="Text_20_body">
      <style:paragraph-properties fo:margin-left="0in" fo:margin-right="0in" fo:text-indent="0in" style:auto-text-indent="false" fo:padding="0.0193in" fo:border="0.06pt solid #e3e3e3"/>
      <style:text-properties fo:font-weight="bold" style:font-weight-asian="bold" style:font-weight-complex="bold"/>
    </style:style>
    <style:style style:name="P3" style:family="paragraph" style:parent-style-name="Text_20_body">
      <style:paragraph-properties fo:margin-left="0in" fo:margin-right="0in" fo:text-indent="0in" style:auto-text-indent="false" fo:padding="0.0193in" fo:border="0.06pt solid #e3e3e3"/>
    </style:style>
    <style:style style:name="P4" style:family="paragraph" style:parent-style-name="Text_20_body">
      <style:paragraph-properties fo:margin-left="0in" fo:margin-right="0in" fo:text-indent="0in" style:auto-text-indent="false" fo:padding="0.0193in" fo:border="0.06pt solid #e3e3e3"/>
      <style:text-properties officeooo:paragraph-rsid="0018e2f6"/>
    </style:style>
    <style:style style:name="P5" style:family="paragraph" style:parent-style-name="Text_20_body">
      <style:paragraph-properties fo:margin-left="0in" fo:margin-right="0in" fo:text-indent="0in" style:auto-text-indent="false" fo:padding="0.0193in" fo:border="0.06pt solid #e3e3e3"/>
      <style:text-properties officeooo:paragraph-rsid="00176a8c"/>
    </style:style>
    <style:style style:name="T1" style:family="text">
      <style:text-properties loext:padding="0.0193in" loext:border="0.06pt solid #e3e3e3"/>
    </style:style>
    <style:style style:name="T2" style:family="text">
      <style:text-properties officeooo:rsid="00176a8c" loext:padding="0.0193in" loext:border="0.06pt solid #e3e3e3"/>
    </style:style>
    <style:style style:name="T3" style:family="text">
      <style:text-properties fo:font-weight="bold" style:font-weight-asian="bold" style:font-weight-complex="bold"/>
    </style:style>
    <style:style style:name="T4" style:family="text">
      <style:text-properties officeooo:rsid="00176a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Recommendation Letter for Turkey Scholarship</text:span></text:span></text:p>
      <text:p text:style-name="P1"><text:span text:style-name="Strong_20_Emphasis"><text:span text:style-name="T2"/></text:span></text:p>
      <text:p text:style-name="P2">To Whom It May Concern,</text:p>
      <text:p text:style-name="P3">I am pleased to write this letter to highly recommend <text:span text:style-name="Strong_20_Emphasis"><text:span text:style-name="T1">Noor Abu Moailiq</text:span></text:span> for the Turkey Scholarship program. As her instructor and supervisor at the <text:span text:style-name="Strong_20_Emphasis"><text:span text:style-name="T1">English Language Learning Center</text:span></text:span> for the past <text:span text:style-name="Strong_20_Emphasis"><text:span text:style-name="T1">three years</text:span></text:span>, I have had the opportunity to closely observe her dedication, hard work, and exceptional talent.</text:p>
      <text:p text:style-name="P3"/>
      <text:p text:style-name="P3">Noor has consistently demonstrated a strong commitment to academic excellence and a deep passion for <text:span text:style-name="Strong_20_Emphasis"><text:span text:style-name="T1">Interior Design</text:span></text:span>, the field she aspires to pursue at university. Her creativity, keen eye for detail, and ability to think innovatively set her apart as a promising student in this discipline. She approaches every task with determination and enthusiasm, always striving to enhance her knowledge and refine her skills.</text:p>
      <text:p text:style-name="P3"/>
      <text:p text:style-name="P3">Beyond her academic abilities, <text:span text:style-name="T3">Noor</text:span> possesses outstanding interpersonal and communication skills. She is highly respected by her peers and instructors for her positive attitude, teamwork, and willingness to help others. Her ability to adapt and learn quickly makes her an excellent candidate for an international scholarship program.</text:p>
      <text:p text:style-name="P3"/>
      <text:p text:style-name="P4">I am confident that Noor will thrive in the Turkey Scholarship program and contribute positively to both the academic community and the field of <text:span text:style-name="T3">Interior Design</text:span>. I strongly recommend her without hesitation.</text:p>
      <text:p text:style-name="P4"/>
      <text:p text:style-name="P3">Should you require any further information, please do not hesitate to contact me.</text:p>
      <text:p text:style-name="P5">Sincerely,<text:line-break/><text:span text:style-name="Strong_20_Emphasis"><text:span text:style-name="T1">Shaher Al-Nateel</text:span></text:span><text:line-break/><text:span text:style-name="Strong_20_Emphasis"><text:span text:style-name="T1">Supervisor, English Language Learning Center</text:span></text:span><text:line-break/><text:span text:style-name="Strong_20_Emphasis"><text:span text:style-name="T1">Shaher</text:span></text:span> <text:span text:style-name="T4">email:</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1T16:40:23.007000000</meta:creation-date>
    <dc:date>2025-02-01T16:48:30.803000000</dc:date>
    <meta:editing-duration>PT8M7S</meta:editing-duration>
    <meta:editing-cycles>3</meta:editing-cycles>
    <meta:generator>LibreOffice/24.8.4.2$Windows_X86_64 LibreOffice_project/bb3cfa12c7b1bf994ecc5649a80400d06cd71002</meta:generator>
    <meta:document-statistic meta:table-count="0" meta:image-count="0" meta:object-count="0" meta:page-count="1" meta:paragraph-count="8" meta:word-count="225" meta:character-count="1492" meta:non-whitespace-character-count="1275"/>
  </office:meta>
</office:document-meta>
</file>